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Usuario" style:family="table" style:master-page-name="">
      <style:table-properties style:width="17cm" style:page-number="auto" table:align="margins"/>
    </style:style>
    <style:style style:name="TabelaUsuario.A" style:family="table-column">
      <style:table-column-properties style:column-width="3.401cm" style:rel-column-width="13107*"/>
    </style:style>
    <style:style style:name="TabelaUsuario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aUsu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225" officeooo:paragraph-rsid="00129225"/>
    </style:style>
    <style:style style:name="P2" style:family="paragraph" style:parent-style-name="Standard">
      <style:paragraph-properties fo:text-align="center" style:justify-single-word="false"/>
      <style:text-properties officeooo:rsid="00129225" officeooo:paragraph-rsid="0012922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225" officeooo:paragraph-rsid="00129225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29225" officeooo:paragraph-rsid="0012922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15137a" officeooo:paragraph-rsid="0015137a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5137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7100c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officeooo:rsid="0015137a" officeooo:paragraph-rsid="0015137a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7100c" officeooo:paragraph-rsid="0017100c"/>
    </style:style>
    <style:style style:name="P14" style:family="paragraph" style:parent-style-name="Standard" style:master-page-name="">
      <loext:graphic-properties draw:fill="none"/>
      <style:paragraph-properties fo:margin-left="8.999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5" style:family="paragraph" style:parent-style-name="Standard">
      <loext:graphic-properties draw:fill="none"/>
      <style:paragraph-properties fo:margin-left="8.999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7100c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87928" officeooo:paragraph-rsid="00187928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9a2fc" officeooo:paragraph-rsid="0019a2fc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b080e" officeooo:paragraph-rsid="001b080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d0376" officeooo:paragraph-rsid="001d0376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df40a" officeooo:paragraph-rsid="001df40a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ec45" officeooo:paragraph-rsid="001eec45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00b2f" officeooo:paragraph-rsid="00200b2f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2c765" officeooo:paragraph-rsid="0022c765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61a20" officeooo:paragraph-rsid="00261a20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d0376" officeooo:paragraph-rsid="001d037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df40a" officeooo:paragraph-rsid="001df40a"/>
    </style:style>
    <style:style style:name="P28" style:family="paragraph" style:parent-style-name="Table_20_Contents">
      <style:paragraph-properties fo:text-align="justify" style:justify-single-word="false"/>
      <style:text-properties officeooo:rsid="001d4da6" officeooo:paragraph-rsid="001d4da6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d4da6" officeooo:paragraph-rsid="001d4da6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officeooo:rsid="001d76e6" officeooo:paragraph-rsid="001d76e6"/>
    </style:style>
    <style:style style:name="P31" style:family="paragraph" style:parent-style-name="Table_20_Contents">
      <style:paragraph-properties fo:text-align="justify" style:justify-single-word="false"/>
      <style:text-properties officeooo:rsid="0024a219" officeooo:paragraph-rsid="0024a219"/>
    </style:style>
    <style:style style:name="P32" style:family="paragraph" style:parent-style-name="Table_20_Contents">
      <style:paragraph-properties fo:text-align="justify" style:justify-single-word="false"/>
      <style:text-properties officeooo:rsid="002606ec" officeooo:paragraph-rsid="002606ec"/>
    </style:style>
    <style:style style:name="P33" style:family="paragraph" style:parent-style-name="Table_20_Contents">
      <loext:graphic-properties draw:fill="none"/>
      <style:paragraph-properties fo:text-align="start" style:justify-single-word="false" fo:background-color="transparent" text:number-lines="false" text:line-number="0"/>
      <style:text-properties officeooo:paragraph-rsid="001d4da6"/>
    </style:style>
    <style:style style:name="P34" style:family="paragraph" style:parent-style-name="Table_20_Heading">
      <style:text-properties officeooo:rsid="001d4da6" officeooo:paragraph-rsid="001d4da6"/>
    </style:style>
    <style:style style:name="T1" style:family="text">
      <style:text-properties officeooo:rsid="0015137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080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080e"/>
    </style:style>
    <style:style style:name="T6" style:family="text">
      <style:text-properties officeooo:rsid="001b080e"/>
    </style:style>
    <style:style style:name="T7" style:family="text">
      <style:text-properties officeooo:rsid="001d4da6"/>
    </style:style>
    <style:style style:name="T8" style:family="text">
      <style:text-properties officeooo:rsid="001d76e6"/>
    </style:style>
    <style:style style:name="T9" style:family="text">
      <style:text-properties officeooo:rsid="001eec45"/>
    </style:style>
    <style:style style:name="T10" style:family="text">
      <style:text-properties officeooo:rsid="00200b2f"/>
    </style:style>
    <style:style style:name="T11" style:family="text">
      <style:text-properties officeooo:rsid="0022f4e7"/>
    </style:style>
    <style:style style:name="T12" style:family="text">
      <style:text-properties officeooo:rsid="00272d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 E TECNOLOGIA DA PARAÍBA</text:p>
      <text:p text:style-name="P3">CAMPUS CAJAZEIRAS</text:p>
      <text:p text:style-name="P3">CURSO ANÁLISE E DESENVOLVIMENTO DE SISTEMAS</text:p>
      <text:p text:style-name="P3">DISCIPLINA BANCO DE DADOS I</text:p>
      <text:p text:style-name="P3"/>
      <text:p text:style-name="P3"/>
      <text:p text:style-name="P3"/>
      <text:p text:style-name="Standard"/>
      <text:p text:style-name="P4">IAN CARNEIRO TEIXEIRA DE ARAÚJO </text:p>
      <text:p text:style-name="P4">ISLEIMAR DE SOUZA OLIVEIRA</text:p>
      <text:p text:style-name="P4">JOSÉ DAVID EMANOELL FEITOZA BRAGA</text:p>
      <text:p text:style-name="P4">LEANDERSON COELHO DOS SANTO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EDE SOC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JAZEIRAS</text:p>
      <text:p text:style-name="P2">2018</text:p>
      <text:p text:style-name="P6">IAN CARNEIRO TEIXEIRA DE ARAÚJO </text:p>
      <text:p text:style-name="P2">ISLEIMAR DE SOUZA OLIVEIRA</text:p>
      <text:p text:style-name="P2">JOSÉ DAVID EMANOELL FEITOZA BRAGA</text:p>
      <text:p text:style-name="P2">LEANDERSON COELHO DOS SA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DE SOCI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Projeto desenvolvido para a disciplina de Programação para Web I no curso de Análise e Desenvolvimento de Sistemas, no Instituto Federal de Ciência e Tecnologia, Campus Cajazeiras.</text:p>
      <text:p text:style-name="P15"/>
      <text:p text:style-name="P15"/>
      <text:p text:style-name="P15"><text:span text:style-name="T1">Prof. </text:span>Diego Ernesto Rosa Pessoa</text:p>
      <text:p text:style-name="P15"/>
      <text:p text:style-name="P15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ajazeiras</text:p>
      <text:p text:style-name="P8">2018</text:p>
      <text:p text:style-name="P12"/>
      <text:p text:style-name="P9">Modelo conceitual</text:p>
      <text:p text:style-name="P10">Levantamento de requisitos</text:p>
      <text:p text:style-name="P9"/>
      <text:p text:style-name="P13">Diagrama entidade relacionamento</text:p>
      <text:p text:style-name="P13">Dicionário conceitual de dados</text:p>
      <text:p text:style-name="P10"/>
      <text:p text:style-name="P13">Modelo lógico</text:p>
      <text:p text:style-name="P10">Mapeamento entidade relacionamento</text:p>
      <text:p text:style-name="P17">USUARIO(<text:span text:style-name="T2">id</text:span>, ativo, e<text:span text:style-name="T7">M</text:span>ail, senha, nome, sobrenome, sexo, data<text:span text:style-name="T6">N</text:span>asc, acesso, <text:span text:style-name="T11">telefone, rua, cidade, estado, numero, cep</text:span>)</text:p>
      <text:p text:style-name="P17">GRUPO(<text:span text:style-name="T2">id</text:span>, ativo, data<text:span text:style-name="T6">H</text:span>ora, nome, descricao, foto)</text:p>
      <text:p text:style-name="P17">TEXTO(id, ativo, conteudo, data<text:span text:style-name="T6">H</text:span>ora, usuario<text:span text:style-name="T6">I</text:span>d)</text:p>
      <text:p text:style-name="P18">COMENTARIO(<text:span text:style-name="T2">id</text:span><text:span text:style-name="T4">, responde</text:span><text:span text:style-name="T5">I</text:span><text:span text:style-name="T4">d)</text:span></text:p>
      <text:p text:style-name="P18"><text:span text:style-name="T4">PUBLICACAO(</text:span><text:span text:style-name="T2">id</text:span><text:span text:style-name="T4">, relevancia)</text:span></text:p>
      <text:p text:style-name="P18"><text:span text:style-name="T4">FOTO(</text:span><text:span text:style-name="T2">id</text:span><text:span text:style-name="T4">, albun, foto)</text:span></text:p>
      <text:p text:style-name="P18"><text:span text:style-name="T4">LINK(</text:span><text:span text:style-name="T2">id</text:span><text:span text:style-name="T4">, link)</text:span></text:p>
      <text:p text:style-name="P18"><text:span text:style-name="T4">VISUALIZA(</text:span><text:span text:style-name="T2">id</text:span><text:span text:style-name="T4">, </text:span><text:span text:style-name="T2">usuario</text:span><text:span text:style-name="T3">I</text:span><text:span text:style-name="T2">d</text:span><text:span text:style-name="T4">, data</text:span><text:span text:style-name="T5">H</text:span><text:span text:style-name="T4">ora)</text:span></text:p>
      <text:p text:style-name="P19"><text:span text:style-name="T4">SEGUE(seguidorId, seguidoId, dataHora)</text:span></text:p>
      <text:p text:style-name="P19"><text:span text:style-name="T4">CURTE(</text:span><text:span text:style-name="T2">textoId</text:span><text:span text:style-name="T4">, </text:span><text:span text:style-name="T2">usuarioId</text:span><text:span text:style-name="T4">, dataHora)</text:span></text:p>
      <text:p text:style-name="P19"><text:span text:style-name="T4">MARCA(</text:span><text:span text:style-name="T2">textoId</text:span><text:span text:style-name="T4">, </text:span><text:span text:style-name="T2">usuarioId</text:span><text:span text:style-name="T4">)</text:span></text:p>
      <text:p text:style-name="P19"><text:span text:style-name="T4">ADMGRUPO(</text:span><text:span text:style-name="T2">usuarioId</text:span><text:span text:style-name="T4">, </text:span><text:span text:style-name="T2">grupoId</text:span><text:span text:style-name="T4">)</text:span></text:p>
      <text:p text:style-name="P19"><text:span text:style-name="T4">PARTICIPAGRUPO(</text:span><text:span text:style-name="T2">usuarioId</text:span><text:span text:style-name="T4">, </text:span><text:span text:style-name="T2">grupoId</text:span><text:span text:style-name="T4">, dataHora)</text:span></text:p>
      <text:p text:style-name="P19"><text:span text:style-name="T4">COMPARTILHA(</text:span><text:span text:style-name="T2">usuarioId</text:span><text:span text:style-name="T4">, </text:span><text:span text:style-name="T2">publicacaoId</text:span><text:span text:style-name="T4">, </text:span><text:span text:style-name="T2">grupoId</text:span><text:span text:style-name="T4">, dataHora)</text:span></text:p>
      <text:p text:style-name="P19"><text:span text:style-name="T4">NOTICIA(</text:span><text:span text:style-name="T2">id</text:span><text:span text:style-name="T4">, titulo)</text:span></text:p>
      <text:p text:style-name="P19"><text:span text:style-name="T4">FOTONOTICIA(</text:span><text:span text:style-name="T2">noticiaId</text:span><text:span text:style-name="T4">, </text:span><text:span text:style-name="T2">fotoId</text:span><text:span text:style-name="T4">)</text:span></text:p>
      <text:p text:style-name="P24"><text:span text:style-name="T4">FOTOPERFIL(</text:span><text:span text:style-name="T2">usuarioId</text:span><text:span text:style-name="T4">, </text:span><text:span text:style-name="T2">fotoId</text:span><text:span text:style-name="T4">)</text:span></text:p>
      <text:p text:style-name="P19"><text:span text:style-name="T4"/></text:p>
      <text:p text:style-name="P19"><text:span text:style-name="T4"/></text:p>
      <text:p text:style-name="P26"><text:span text:style-name="T4">Dicionário Lógico de Dados</text:span></text:p>
      <text:p text:style-name="P20"><text:span text:style-name="T4"/></text:p>
      <table:table table:name="TabelaUsuario" table:style-name="TabelaUsuario">
        <table:table-column table:style-name="TabelaUsuario.A" table:number-columns-repeated="5"/>
        <table:table-header-rows>
          <table:table-row>
            <table:table-cell table:style-name="TabelaUsuario.A1" table:number-columns-spanned="5" office:value-type="string">
              <text:p text:style-name="P34">USUARIO: Relação que armazena os dados do usuário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Usuario.D17" office:value-type="string">
              <text:p text:style-name="P29">Atributo</text:p>
            </table:table-cell>
            <table:table-cell table:style-name="TabelaUsuario.D17" office:value-type="string">
              <text:p text:style-name="P29">Descrição</text:p>
            </table:table-cell>
            <table:table-cell table:style-name="TabelaUsuario.D17" office:value-type="string">
              <text:p text:style-name="P29">Tipo</text:p>
            </table:table-cell>
            <table:table-cell table:style-name="TabelaUsuario.D17" office:value-type="string">
              <text:p text:style-name="P29">Domínio</text:p>
            </table:table-cell>
            <table:table-cell table:style-name="TabelaUsuario.E17" office:value-type="string">
              <text:p text:style-name="P29">Restrição</text:p>
            </table:table-cell>
          </table:table-row>
        </table:table-header-rows>
        <table:table-row>
          <table:table-cell table:style-name="TabelaUsuario.D17" office:value-type="string">
            <text:p text:style-name="P28">ID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28">SERIAL</text:p>
          </table:table-cell>
          <table:table-cell table:style-name="TabelaUsuario.D17" office:value-type="string">
            <text:p text:style-name="P28">Número inteiros</text:p>
          </table:table-cell>
          <table:table-cell table:style-name="TabelaUsuario.E17" office:value-type="string">
            <text:p text:style-name="P33"><text:span text:style-name="T7">* Primary Key.</text:span></text:p>
          </table:table-cell>
        </table:table-row>
        <table:table-row>
          <table:table-cell table:style-name="TabelaUsuario.D17" office:value-type="string">
            <text:p text:style-name="P28">ATIV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28">BOOLEAN</text:p>
          </table:table-cell>
          <table:table-cell table:style-name="TabelaUsuario.D17" office:value-type="string">
            <text:p text:style-name="P28">Lógico</text:p>
          </table:table-cell>
          <table:table-cell table:style-name="TabelaUsuario.E17" office:value-type="string">
            <text:p text:style-name="P28">* Default True.</text:p>
            <text:p text:style-name="P28">* Not Null.</text:p>
          </table:table-cell>
        </table:table-row>
        <table:table-row>
          <table:table-cell table:style-name="TabelaUsuario.D17" office:value-type="string">
            <text:p text:style-name="P28">EMAIL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0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Unique.</text:span></text:p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ENHA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5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NOM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5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OBRENOM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0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EX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)</text:p>
          </table:table-cell>
          <table:table-cell table:style-name="TabelaUsuario.D17" office:value-type="string">
            <text:p text:style-name="P30">Carácter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DATANASC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DATE</text:p>
          </table:table-cell>
          <table:table-cell table:style-name="TabelaUsuario.D17" office:value-type="string">
            <text:p text:style-name="P30">Data 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ACESS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INT</text:p>
          </table:table-cell>
          <table:table-cell table:style-name="TabelaUsuario.D17" office:value-type="string">
            <text:p text:style-name="P30">Inteiro</text:p>
          </table:table-cell>
          <table:table-cell table:style-name="TabelaUsuario.E17" office:value-type="string">
            <text:p text:style-name="P28">* <text:span text:style-name="T8">Not Null.</text:span></text:p>
            <text:p text:style-name="P28">* <text:span text:style-name="T8">Default 1.</text:span></text:p>
          </table:table-cell>
        </table:table-row>
        <table:table-row>
          <table:table-cell table:style-name="TabelaUsuario.D17" office:value-type="string">
            <text:p text:style-name="P31">TELEFON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3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RUA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CIDAD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ESTAD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5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NUMER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CEP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5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</table:table>
      <text:p text:style-name="P20"><text:span text:style-name="T4"/></text:p>
      <text:p text:style-name="P18"><text:span text:style-name="T4"/></text:p>
      <text:p text:style-name="P10"/>
      <text:p text:style-name="P10"/>
      <text:p text:style-name="P27">Script SQL</text:p>
      <text:p text:style-name="P21"/>
      <text:p text:style-name="P21">Criando Relações</text:p>
      <text:p text:style-name="P21"/>
      <text:p text:style-name="P21">Criando a relação USUARIO</text:p>
      <text:p text:style-name="P21"/>
      <text:p text:style-name="P21">CREATE TABLE usuario(</text:p>
      <text:p text:style-name="P21"><text:tab/><text:span text:style-name="T9">id</text:span> SERIAL,</text:p>
      <text:p text:style-name="P21"><text:tab/>ativo BOOLEAN,</text:p>
      <text:p text:style-name="P21"><text:tab/><text:span text:style-name="T9">email VARCHAR (100) UNIQUE NOT NULL,</text:span></text:p>
      <text:p text:style-name="P21"><text:tab/><text:span text:style-name="T9">senha VARCHAR (50) NOT NULL,</text:span></text:p>
      <text:p text:style-name="P21"><text:tab/><text:span text:style-name="T9">nome VARCHAR (50) NOT NULL,</text:span></text:p>
      <text:p text:style-name="P21"><text:tab/><text:span text:style-name="T9">sobrenome VARCHAR (100) NOT NULL,</text:span></text:p>
      <text:p text:style-name="P22"><text:tab/>sexo VARCHAR (1) <text:span text:style-name="T10">NOT NULL</text:span>,</text:p>
      <text:p text:style-name="P22"><text:tab/>datanasc DATE <text:span text:style-name="T10">NOT NULL</text:span>,</text:p>
      <text:p text:style-name="P22"><text:tab/>acesso INT <text:span text:style-name="T10">NOT NULL DEFAULT 1</text:span>,</text:p>
      <text:p text:style-name="P25"><text:tab/>telefone VARCHAR(<text:span text:style-name="T12">30</text:span>),</text:p>
      <text:p text:style-name="P25"><text:tab/>rua VARCHAR(<text:span text:style-name="T12">100</text:span>),</text:p>
      <text:p text:style-name="P25"><text:tab/>cidade VARCHAR(<text:span text:style-name="T12">100</text:span>),</text:p>
      <text:p text:style-name="P25"><text:tab/>estado VARCHAR(<text:span text:style-name="T12">50</text:span>),</text:p>
      <text:p text:style-name="P25"><text:tab/>numero VARCHAR(<text:span text:style-name="T12">10</text:span>),</text:p>
      <text:p text:style-name="P25"><text:tab/>cep VARCHAR(<text:span text:style-name="T12">50</text:span>),</text:p>
      <text:p text:style-name="P22"><text:tab/><text:span text:style-name="T10">CONSTRAINT id_pk PRIMARY KEY (id)</text:span></text:p>
      <text:p text:style-name="P23">)</text:p>
      <text:p text:style-name="P22"/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2:37.718548247</meta:creation-date>
    <dc:date>2018-11-13T16:44:03.029932393</dc:date>
    <meta:editing-duration>PT1H46M33S</meta:editing-duration>
    <meta:editing-cycles>17</meta:editing-cycles>
    <meta:generator>LibreOffice/6.0.6.2$Linux_X86_64 LibreOffice_project/00m0$Build-2</meta:generator>
    <meta:document-statistic meta:table-count="1" meta:image-count="0" meta:object-count="0" meta:page-count="8" meta:paragraph-count="129" meta:word-count="343" meta:character-count="2465" meta:non-whitespace-character-count="2230"/>
  </office:meta>
</office:document-meta>
</file>